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 fo:margin-left="36.00pt" fo:text-indent="0.00p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left="36.00pt" fo:text-indent="0.00p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left="36.00pt" fo:text-indent="0.00p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left="36.00pt" fo:text-indent="0.00pt" fo:margin-bottom="10.00pt"/>
    </style:style>
    <style:style style:name="P9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Variables:</text:span><text:span text:style-name="T2"/></text:p>
      <text:p text:style-name="P1"><text:span text:style-name="T2">$name_of_var = 13;</text:span></text:p>
      <text:p text:style-name="P1"><text:span text:style-name="T2"/></text:p>
      <text:p text:style-name="P1"><text:span text:style-name="T3">Types</text:span><text:span text:style-name="T4">: (stays up until you close Maya)</text:span></text:p>
      <text:p text:style-name="P1"><text:span text:style-name="T4">int - #</text:span></text:p>
      <text:p text:style-name="P1"><text:span text:style-name="T4">float - decimal</text:span></text:p>
      <text:p text:style-name="P1"><text:span text:style-name="T4">string - "abc"</text:span></text:p>
      <text:p text:style-name="P1"><text:span text:style-name="T4">bool - 0-1</text:span></text:p>
      <text:p text:style-name="P1"><text:span text:style-name="T4">vector - &lt;x,y,z&gt;</text:span></text:p>
      <text:p text:style-name="P1"><text:span text:style-name="T4"/></text:p>
      <text:p text:style-name="P1"><text:span text:style-name="T5">Array:</text:span><text:span text:style-name="T6"/></text:p>
      <text:p text:style-name="P1"><text:span text:style-name="T6">&lt;type&gt; $var[]</text:span></text:p>
      <text:p text:style-name="P1"><text:span text:style-name="T6"/></text:p>
      <text:p text:style-name="P1"><text:span text:style-name="T7">Operators:</text:span><text:span text:style-name="T8"/></text:p>
      <text:p text:style-name="P1"><text:span text:style-name="T8">= - equals</text:span></text:p>
      <text:p text:style-name="P1"><text:span text:style-name="T8">! - not equal</text:span></text:p>
      <text:p text:style-name="P1"><text:span text:style-name="T8">&gt; -greater than</text:span></text:p>
      <text:p text:style-name="P1"><text:span text:style-name="T8">&amp;&amp; - And</text:span></text:p>
      <text:p text:style-name="P1"><text:span text:style-name="T8">|| - Or</text:span></text:p>
      <text:p text:style-name="P1"><text:span text:style-name="T8"/></text:p>
      <text:p text:style-name="P1"><text:span text:style-name="T8">if(condition) {</text:span></text:p>
      <text:p text:style-name="P2"><text:span text:style-name="T8">block;</text:span></text:p>
      <text:p text:style-name="P3"><text:span text:style-name="T8">}</text:span></text:p>
      <text:p text:style-name="P3"><text:span text:style-name="T8">else if{</text:span></text:p>
      <text:p text:style-name="P4"><text:span text:style-name="T8">block</text:span></text:p>
      <text:p text:style-name="P5"><text:span text:style-name="T8">}</text:span></text:p>
      <text:p text:style-name="P5"><text:span text:style-name="T8">for( int$i=0; $i&lt;10; $i++ ) {</text:span></text:p>
      <text:p text:style-name="P5"><text:span text:style-name="T8">//counter, condition, icrement ^</text:span></text:p>
      <text:p text:style-name="P5"><text:span text:style-name="T8"><text:tab/>block;</text:span></text:p>
      <text:p text:style-name="P5"><text:span text:style-name="T8">}</text:span></text:p>
      <text:p text:style-name="P5"><text:span text:style-name="T8"/></text:p>
      <text:p text:style-name="P5"><text:span text:style-name="T9">for inloop<text:s/></text:span><text:span text:style-name="T10">- Iterating through an array</text:span></text:p>
      <text:p text:style-name="P5"><text:span text:style-name="T10">string $names[] = {"Kyle", "Alexa", "Sam", "Devin"}</text:span></text:p>
      <text:p text:style-name="P5"><text:span text:style-name="T10">/*<text:s text:c="2"/>(Example of for loop)</text:span></text:p>
      <text:p text:style-name="P5"><text:span text:style-name="T11">for ( $i = 0; $i &lt; size ($names); $i++){</text:span></text:p>
      <text:p text:style-name="P5"><text:span text:style-name="T11"><text:tab/>string $student;</text:span></text:p>
      <text:p text:style-name="P5"><text:span text:style-name="T11"><text:tab/>$student = $names[$i];</text:span></text:p>
      <text:p text:style-name="P5"><text:span text:style-name="T11">}</text:span></text:p>
      <text:p text:style-name="P5"><text:span text:style-name="T12">(This long "for" code is the long version of what the code below is doing.)</text:span><text:span text:style-name="T13"/></text:p>
      <text:p text:style-name="P5"><text:span text:style-name="T14">*/</text:span></text:p>
      <text:p text:style-name="P5"><text:span text:style-name="T14">for<text:s/></text:span><text:span text:style-name="T15">($student in$names)<text:s/></text:span><text:span text:style-name="T16">{</text:span></text:p>
      <text:p text:style-name="P5"><text:span text:style-name="T16"><text:tab/>print<text:s text:c="2"/>("Wake up" + $student + "!!!\n")</text:span></text:p>
      <text:p text:style-name="P5"><text:span text:style-name="T16">}</text:span></text:p>
      <text:p text:style-name="P5"><text:span text:style-name="T16">Prints everything seperatly</text:span></text:p>
      <text:p text:style-name="P5"><text:span text:style-name="T16"/></text:p>
      <text:p text:style-name="P5"><text:span text:style-name="T16">while ($i&lt;10)</text:span></text:p>
      <text:p text:style-name="P5"><text:span text:style-name="T16">{</text:span></text:p>
      <text:p text:style-name="P6"><text:span text:style-name="T16">block:</text:span></text:p>
      <text:p text:style-name="P6"><text:span text:style-name="T16">$i++;</text:span></text:p>
      <text:p text:style-name="P7"><text:span text:style-name="T16">// you must have "$i++", otherwise you'll be in a forever loop</text:span></text:p>
      <text:p text:style-name="P7"><text:span text:style-name="T16">}</text:span></text:p>
      <text:p text:style-name="P7"><text:span text:style-name="T16"/></text:p>
      <text:p text:style-name="P7"><text:span text:style-name="T17">functions -&gt; Procedures -&gt; proc</text:span></text:p>
      <text:p text:style-name="P7"><text:span text:style-name="T18">&lt;global&gt; proc &lt;type&gt; name (parameters){}</text:span></text:p>
      <text:p text:style-name="P7"><text:span text:style-name="T18">global proc nameCaller (string $person) {"butthead", "scumbag", "Kyle"}</text:span></text:p>
      <text:p text:style-name="P7"><text:span text:style-name="T18"><text:tab/>string $insults[] = {"butthead", "scumbag", "Kyle"};</text:span></text:p>
      <text:p text:style-name="P7"><text:span text:style-name="T18"><text:tab/>$index = rand (4);</text:span></text:p>
      <text:p text:style-name="P8"><text:span text:style-name="T18">print ($person + "is a " + $insults[$index] + "!!!");</text:span></text:p>
      <text:p text:style-name="P9"><text:span text:style-name="T18">}</text:span></text:p>
      <text:p text:style-name="P9"><text:span text:style-name="T18">nameCaller("Devin");</text:span></text:p>
      <text:p text:style-name="P9"><text:span text:style-name="T18">//rand (1.5, 10.2) stands for "random"</text:span></text:p>
      <text:p text:style-name="P9"><text:span text:style-name="T19">Example with Back tick</text:span><text:span text:style-name="T20"/></text:p>
      <text:p text:style-name="P9"><text:span text:style-name="T20">string $sels //selection// [] = `ls -selection`; </text:span></text:p>
      <text:p text:style-name="P9"><text:span text:style-name="T20">print $sels;</text:span></text:p>
      <text:p text:style-name="P9"><text:span text:style-name="T20">//`` back ticks assigns the selection back to the string </text:span></text:p>
      <text:p text:style-name="P9"><text:span text:style-name="T20">//prints everything that is selected.</text:span></text:p>
      <text:p text:style-name="P9"><text:span text:style-name="T20"/></text:p>
      <text:p text:style-name="P9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